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39ab"/>
    </style:style>
    <style:style style:name="P2" style:family="paragraph" style:parent-style-name="Standard">
      <style:text-properties officeooo:paragraph-rsid="0017e74b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Heading_20_1">
      <style:text-properties fo:font-variant="normal" fo:text-transform="none" fo:color="#262626" style:font-name="q serif" fo:font-size="17.25pt" fo:letter-spacing="normal" fo:font-style="normal" fo:font-weight="bold"/>
    </style:style>
    <style:style style:name="T1" style:family="text">
      <style:text-properties fo:font-variant="normal" fo:text-transform="none" fo:color="#333333" style:font-name="q serif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q serif" fo:font-size="11.25pt" fo:letter-spacing="normal" fo:font-style="normal" fo:font-weight="normal" officeooo:rsid="001639ab"/>
    </style:style>
    <style:style style:name="T3" style:family="text">
      <style:text-properties fo:font-variant="normal" fo:text-transform="none" fo:color="#333333" style:font-name="q serif" fo:font-size="11.25pt" fo:letter-spacing="normal" fo:font-style="normal" fo:font-weight="normal" officeooo:rsid="0017e74b"/>
    </style:style>
    <style:style style:name="T4" style:family="text">
      <style:text-properties fo:font-variant="normal" fo:text-transform="none" fo:color="#333333" style:font-name="q serif" fo:font-size="11.25pt" fo:letter-spacing="normal" fo:font-style="normal" fo:font-weight="bold"/>
    </style:style>
    <style:style style:name="T5" style:family="text">
      <style:text-properties fo:font-variant="normal" fo:text-transform="none" fo:color="#333333" style:font-name="q serif" fo:font-size="11.25pt" fo:letter-spacing="normal" fo:font-style="normal" fo:font-weight="bold" officeooo:rsid="001639ab"/>
    </style:style>
    <style:style style:name="T6" style:family="text">
      <style:text-properties fo:font-variant="normal" fo:text-transform="none" fo:color="#333333" style:font-name="q serif" fo:font-size="11.25pt" fo:letter-spacing="normal" fo:font-style="italic" fo:font-weight="bold" officeooo:rsid="001639ab"/>
    </style:style>
    <style:style style:name="T7" style:family="text">
      <style:text-properties officeooo:rsid="001639ab"/>
    </style:style>
    <style:style style:name="T8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hat is the difference between PL-SQL and MySQL?</text:h>
      <text:p text:style-name="Standard"/>
      <text:p text:style-name="Standard"/>
      <text:p text:style-name="P1"><text:span text:style-name="T7">1.</text:span></text:p>
      <text:p text:style-name="P1"><text:span text:style-name="T1"/></text:p>
      <text:p text:style-name="P1"><text:span text:style-name="T1"><text:tab/>PL/SQL is a database language used with Oracle Database.</text:span><text:line-break/><text:span text:style-name="T1">MySQL is a database itself that uses SQL language.</text:span><text:line-break/><text:line-break/><text:span text:style-name="T1">SQL is just a ANSI standard, and is used as a base with most Database systems, like Microsoft SQL Server, Oracle, MySQL, IBM DB2 have used this as a <text:s/>base and extended/enhanced in their database systems.</text:span></text:p>
      <text:p text:style-name="P1"><text:span text:style-name="T1"/></text:p>
      <text:p text:style-name="P1"><text:span text:style-name="T2">2.</text:span></text:p>
      <text:p text:style-name="P1"><text:span text:style-name="T2"/></text:p>
      <text:p text:style-name="P1"><text:span text:style-name="T2"><text:tab/></text:span><text:span text:style-name="T5">PL</text:span><text:span text:style-name="T2">/</text:span><text:span text:style-name="T5">SQL (</text:span><text:span text:style-name="T6">Procedure Language/Structured Query Language</text:span><text:span text:style-name="T5">) </text:span><text:span text:style-name="T2">is a database language used with Oracle Database. As SQL is a one line command system, in some situations it is not sufficient to process data for some batch processing systems. So PL/SQL is developed with the help of which batch processing can be performed and it is an extension using </text:span><text:span text:style-name="T6">SQL</text:span><text:span text:style-name="T2">.</text:span></text:p>
      <text:p text:style-name="P1"><text:span text:style-name="T2"/></text:p>
      <text:p text:style-name="P1"><text:span text:style-name="T2"/></text:p>
      <text:p text:style-name="P2"><text:span text:style-name="T2">N</text:span><text:span text:style-name="T3">OTE:</text:span><text:span text:style-name="T1">Batch Processing allows you to group related SQL statements into a batch and submit them with one call to the database.</text:span></text:p>
      <text:p text:style-name="Text_20_body"><text:line-break/></text:p>
      <text:p text:style-name="P3"><text:span text:style-name="T4">MySQL </text:span><text:span text:style-name="T1">is a database like Oracle and SQL Server that uses SQL language.It is a Open Source Software i.e., you can procure it freely. As the Oracle and SQL Server are costly, for simple web applications, one can make use of </text:span><text:span text:style-name="T4">MySQL </text:span><text:span text:style-name="T1">because it is free and has almost the basic features required for a database management system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Tahoma, Arial, Helvetica, sans-serif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1:04:18.615903807</meta:creation-date>
    <dc:date>2017-10-18T21:20:38.585143728</dc:date>
    <meta:editing-duration>PT6M9S</meta:editing-duration>
    <meta:editing-cycles>1</meta:editing-cycles>
    <meta:document-statistic meta:table-count="0" meta:image-count="0" meta:object-count="0" meta:page-count="1" meta:paragraph-count="9" meta:word-count="200" meta:character-count="1160" meta:non-whitespace-character-count="961"/>
    <meta:generator>LibreOffice/5.1.6.2$Linux_X86_64 LibreOffice_project/10m0$Build-2</meta:generator>
  </office:meta>
</office:document-meta>
</file>